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3.227916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5.185833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4.4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Количество упаковок, шт.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6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7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 товара</text:p>
          </table:table-cell>
          <table:table-cell office:value-type="string" table:style-name="ce2">
            <text:p>Ед. изм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6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6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Слава</meta:initial-creator>
    <dc:creator>Sergey</dc:creator>
    <meta:creation-date>2021-07-09T17:04:06Z</meta:creation-date>
    <dc:date>2021-08-26T07:41:56Z</dc:date>
  </office:meta>
</office:document-meta>
</file>